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53cm" svg:stroke-color="#006d6f" draw:marker-start-width="0.279cm" draw:marker-end-width="0.279cm" draw:fill-color="#bce4e5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 style:list-style-name="L1">
      <style:graphic-properties svg:stroke-width="0.053cm" svg:stroke-color="#006d6f" draw:marker-start-width="0.279cm" draw:marker-end-width="0.279cm" draw:fill-color="#bce4e5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 style:list-style-name="L1">
      <style:graphic-properties svg:stroke-width="0.053cm" svg:stroke-color="#395511" draw:marker-start-width="0.279cm" draw:marker-end-width="0.279cm" draw:fill-color="#468a1a" draw:textarea-horizontal-align="justify" draw:textarea-vertical-align="middle" draw:auto-grow-height="false" fo:min-height="1.82cm" fo:min-width="1.57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95231f" draw:marker-start-width="0.279cm" draw:marker-end-width="0.279cm" draw:fill-color="#fcd3c1" draw:textarea-horizontal-align="justify" draw:textarea-vertical-align="middle" draw:auto-grow-height="false" fo:min-height="0.83cm" fo:min-width="0.58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1cm" fo:min-width="0cm"/>
      <style:paragraph-properties style:writing-mode="lr-tb"/>
    </style:style>
    <style:style style:name="gr6" style:family="graphic" style:parent-style-name="objectwithoutfill">
      <style:graphic-properties svg:stroke-width="0.106cm" svg:stroke-color="#224b12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3cm" fo:min-width="2.455cm"/>
      <style:paragraph-properties style:writing-mode="lr-tb"/>
    </style:style>
    <style:style style:name="gr8" style:family="graphic" style:parent-style-name="standard" style:list-style-name="L1">
      <style:graphic-properties svg:stroke-width="0.053cm" svg:stroke-color="#006d6f" draw:marker-start-width="0.279cm" draw:marker-end-width="0.279cm" draw:fill-color="#bce4e5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-color="#bce4e5"/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ffffff" style:font-name="Liberation Sans" fo:font-size="24pt" fo:font-weight="bold" style:letter-kerning="true" style:font-name-asian="Noto Sans CJK SC" style:font-size-asian="18pt" style:font-name-complex="Lohit Devanagari" style:font-size-complex="18pt"/>
    </style:style>
    <style:style style:name="P4" style:family="paragraph">
      <loext:graphic-properties draw:fill-color="#468a1a"/>
      <style:paragraph-properties fo:margin-left="0cm" fo:margin-right="0cm" fo:text-align="center" fo:text-indent="0cm"/>
      <style:text-properties fo:color="#ffffff" style:font-name="Liberation Sans" fo:font-size="24pt" fo:font-weight="bold" style:letter-kerning="true" style:font-name-asian="Noto Sans CJK SC" style:font-size-asian="18pt" style:font-name-complex="Lohit Devanagari" style:font-size-complex="18pt"/>
    </style:style>
    <style:style style:name="P5" style:family="paragraph">
      <loext:graphic-properties draw:fill-color="#fcd3c1"/>
      <style:paragraph-properties fo:text-align="center"/>
    </style:style>
    <style:style style:name="P6" style:family="paragraph">
      <style:text-properties fo:font-size="20pt"/>
    </style:style>
    <style:style style:name="P7" style:family="paragraph">
      <loext:graphic-properties draw:fill="none" draw:fill-color="#ffffff"/>
      <style:text-properties style:font-name="Ubuntu" fo:font-size="20pt" fo:font-style="italic" style:font-style-asian="italic" style:font-style-complex="italic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20pt" style:font-size-asian="20pt" style:font-size-complex="20pt"/>
    </style:style>
    <style:style style:name="P10" style:family="paragraph">
      <loext:graphic-properties draw:fill="none" draw:fill-color="#ffffff"/>
      <style:text-properties style:font-name="Ubuntu" fo:font-size="20pt" fo:font-style="italic" style:font-size-asian="20pt" style:font-style-asian="italic" style:font-size-complex="20pt" style:font-style-complex="italic"/>
    </style:style>
    <style:style style:name="T1" style:family="text">
      <style:text-properties style:font-name="Ubuntu" fo:font-size="20pt" fo:font-style="italic" style:font-style-asian="italic" style:font-style-complex="italic"/>
    </style:style>
    <style:style style:name="T2" style:family="text">
      <style:text-properties style:font-name="Ubuntu" fo:font-style="italic" style:font-style-asian="italic" style:font-style-complex="italic"/>
    </style:style>
    <style:style style:name="T3" style:family="text">
      <style:text-properties style:font-name="Ubuntu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6cm" svg:height="1.6cm" svg:x="5.2cm" svg:y="4.7cm">
          <text:p text:style-name="P1"><text:span text:style-name="T1">x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6cm" svg:height="1.6cm" svg:x="5.2cm" svg:y="8.2cm">
          <text:p text:style-name="P1"><text:span text:style-name="T1">x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3cm" svg:height="3cm" svg:x="8.5cm" svg:y="4cm">
          <text:p text:style-name="P3">g | 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5" draw:id="id5" draw:layer="layout" svg:width="1.6cm" svg:height="1.6cm" svg:x="13.2cm" svg:y="4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2.985cm" svg:height="1.843cm" svg:x="1cm" svg:y="4.6cm">
          <draw:text-box>
            <text:p text:style-name="P6"><text:span text:style-name="T2">In</text:span><text:span text:style-name="T2">p</text:span><text:span text:style-name="T2">ut </text:span></text:p>
            <text:p text:style-name="P6"><text:span text:style-name="T2">[0</text:span><text:span text:style-name="T2">,1</text:span><text:span text:style-name="T2">]</text:span></text:p>
          </draw:text-box>
        </draw:frame>
        <draw:line draw:style-name="gr6" draw:text-style-name="P8" draw:layer="layout" svg:x1="3.2cm" svg:y1="5.5cm" svg:x2="5.2cm" svg:y2="5.5cm">
          <text:p/>
        </draw:line>
        <draw:frame draw:style-name="gr5" draw:text-style-name="P10" draw:layer="layout" svg:width="2.985cm" svg:height="1.843cm" svg:x="1cm" svg:y="8.1cm">
          <draw:text-box>
            <text:p text:style-name="P9"><text:span text:style-name="T3">I</text:span><text:span text:style-name="T3">n</text:span><text:span text:style-name="T3">p</text:span><text:span text:style-name="T3">u</text:span><text:span text:style-name="T3">t </text:span></text:p>
            <text:p text:style-name="P9"><text:span text:style-name="T3">[</text:span><text:span text:style-name="T3">0</text:span><text:span text:style-name="T3">,</text:span><text:span text:style-name="T3">1</text:span><text:span text:style-name="T3">]</text:span></text:p>
          </draw:text-box>
        </draw:frame>
        <draw:line draw:style-name="gr6" draw:text-style-name="P8" draw:layer="layout" svg:x1="3.2cm" svg:y1="9.002cm" svg:x2="5.2cm" svg:y2="9.002cm">
          <text:p/>
        </draw:line>
        <draw:frame draw:style-name="gr7" draw:text-style-name="P7" draw:layer="layout" svg:width="2.955cm" svg:height="1.047cm" svg:x="12.545cm" svg:y="6.397cm">
          <draw:text-box>
            <text:p text:style-name="P6"><text:span text:style-name="T2">Output</text:span></text:p>
          </draw:text-box>
        </draw:frame>
        <draw:custom-shape draw:style-name="gr8" draw:text-style-name="P2" xml:id="id1" draw:id="id1" draw:layer="layout" svg:width="1.6cm" svg:height="1.6cm" svg:x="5.2cm" svg:y="1.2cm">
          <text:p text:style-name="P1"><text:span text:style-name="T1">x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3.564cm" svg:height="1.843cm" svg:x="1cm" svg:y="1.1cm">
          <draw:text-box>
            <text:p text:style-name="P6"><text:span text:style-name="T2">Input </text:span></text:p>
            <text:p text:style-name="P6"><text:span text:style-name="T2">[0,1]</text:span></text:p>
          </draw:text-box>
        </draw:frame>
        <draw:line draw:style-name="gr6" draw:text-style-name="P8" draw:layer="layout" svg:x1="3.2cm" svg:y1="2cm" svg:x2="5.2cm" svg:y2="2cm">
          <text:p/>
        </draw:line>
        <draw:connector draw:style-name="gr6" draw:text-style-name="P8" draw:layer="layout" draw:type="line" svg:x1="6.566cm" svg:y1="2.566cm" svg:x2="8.939cm" svg:y2="4.439cm" draw:start-shape="id1" draw:start-glue-point="9" draw:end-shape="id2" draw:end-glue-point="5" svg:d="M6566 2566l2373 1873" svg:viewBox="0 0 2374 1874">
          <text:p/>
        </draw:connector>
        <draw:connector draw:style-name="gr6" draw:text-style-name="P8" draw:layer="layout" draw:type="line" svg:x1="6.8cm" svg:y1="5.5cm" svg:x2="8.5cm" svg:y2="5.5cm" draw:start-shape="id3" draw:start-glue-point="10" draw:end-shape="id2" draw:end-glue-point="6" svg:d="M6800 5500h1700" svg:viewBox="0 0 1701 1">
          <text:p/>
        </draw:connector>
        <draw:connector draw:style-name="gr6" draw:text-style-name="P8" draw:layer="layout" draw:type="line" svg:x1="6.566cm" svg:y1="8.434cm" svg:x2="8.939cm" svg:y2="6.561cm" draw:start-shape="id4" draw:start-glue-point="11" draw:end-shape="id2" draw:end-glue-point="7" svg:d="M6566 8434l2373-1873" svg:viewBox="0 0 2374 1874">
          <text:p/>
        </draw:connector>
        <draw:connector draw:style-name="gr6" draw:text-style-name="P8" draw:layer="layout" draw:type="line" svg:x1="11.5cm" svg:y1="5.5cm" svg:x2="13.2cm" svg:y2="5.504cm" draw:start-shape="id2" draw:start-glue-point="10" draw:end-shape="id5" draw:end-glue-point="6" svg:d="M11500 5500l1700 4" svg:viewBox="0 0 1701 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2cm" fo:page-height="11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2T11:13:11.795352916</meta:creation-date>
    <dc:date>2021-05-15T16:18:10.166161453</dc:date>
    <meta:editing-duration>PT13M22S</meta:editing-duration>
    <meta:editing-cycles>4</meta:editing-cycles>
    <meta:generator>LibreOffice/6.4.7.2$Linux_X86_64 LibreOffice_project/40$Build-2</meta:generator>
    <meta:document-statistic meta:object-count="16"/>
  </office:meta>
</office:document-meta>
</file>